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777777777777778" calcext:value-type="float">
            <text:p>0.777777777777778</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8:06:00.538465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21:38:10.908232700</dc:date>
    <meta:editing-duration>P5DT6H10M20S</meta:editing-duration>
    <meta:editing-cycles>184</meta:editing-cycles>
    <meta:generator>LibreOffice/25.2.2.2$Windows_X86_64 LibreOffice_project/7370d4be9e3cf6031a51beef54ff3bda878e3fac</meta:generator>
    <meta:document-statistic meta:table-count="1" meta:cell-count="1009" meta:object-count="0"/>
  </office:meta>
</office:document-meta>
</file>